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ImageSessionContext.getSource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mageSessionContext.needSource( String ur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ImageSessionContext.isReusable( Source sr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ImageSessionContext.returnSource( String uri , Source sr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ImageSessionContext.newSource( String uri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15">
            <text:p text:style-name="Table_20_Contents">15</text:p>
          </table:table-cell>
          <table:table-cell office:value-type="float" office:value="89">
            <text:p text:style-name="Table_20_Contents">89</text:p>
          </table:table-cell>
        </table:table-row>
        <table:table-row>
          <table:table-cell office:value-type="string">
            <text:p text:style-name="Table_20_Contents">AbstractImageSessionContext.toFile( URL ur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